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7900000089C17B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2.7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1.753cm"/>
    </style:style>
    <style:style style:name="pr2" style:family="presentation" style:parent-style-name="Default-notes" style:list-style-name="L13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 style:list-style-name="L6">
      <style:graphic-properties draw:fill-color="#ffffff" fo:min-height="14.669cm"/>
    </style:style>
    <style:style style:name="pr7" style:family="presentation" style:parent-style-name="Default-outline1">
      <style:graphic-properties draw:stroke="none" draw:fill="none" fo:min-height="0.946cm"/>
    </style:style>
    <style:style style:name="pr8" style:family="presentation" style:parent-style-name="Default-notes" style:list-style-name="L3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4aac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14aac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style:use-window-font-color="true" fo:font-size="28pt" style:font-size-asian="28pt" style:font-size-complex="28pt"/>
    </style:style>
    <style:style style:name="P8" style:family="paragraph">
      <style:text-properties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P9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color="#14aac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4aace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fo:font-size="18pt" style:font-size-asian="18pt" style:font-size-complex="18pt"/>
    </style:style>
    <style:style style:name="T14" style:family="text">
      <style:text-properties fo:color="#ff0000" fo:font-size="18pt" style:font-size-asian="18pt" style:font-size-complex="18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ae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8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993366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0000" fo:font-size="24pt" style:font-size-asian="24pt" style:font-size-complex="24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4c4c4c" fo:font-size="20pt" style:font-size-asian="20pt" style:font-size-complex="20pt"/>
    </style:style>
    <style:style style:name="T28" style:family="text">
      <style:text-properties fo:color="#4c4c4c" fo:font-size="15pt" style:font-size-asian="15pt" style:font-size-complex="15pt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color="#ff0000" fo:font-size="20pt" style:font-size-asian="20pt" style:font-size-complex="20pt"/>
    </style:style>
    <style:style style:name="T32" style:family="text">
      <style:text-properties fo:font-family="Purisa" style:font-pitch="variable" fo:font-size="80pt" fo:text-shadow="1pt 1pt" fo:font-weight="bold" style:font-size-asian="80pt" style:font-weight-asian="bold" style:font-size-complex="80pt" style:font-weight-complex="bold"/>
    </style:style>
    <style:style style:name="T33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3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905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54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3.1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71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35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Klækken, 21/10 201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5.494cm" svg:height="2.126cm" svg:x="6.253cm" svg:y="4.569cm" presentation:class="title" presentation:user-transformed="true">
          <draw:text-box>
            <text:p text:style-name="P1"><text:span text:style-name="T1">Software Testing</text:span></text:p>
          </draw:text-box>
        </draw:frame>
        <draw:frame draw:style-name="gr1" draw:text-style-name="P3" draw:layer="layout" svg:width="22.58cm" svg:height="3.005cm" svg:x="2.711cm" svg:y="9.262cm">
          <draw:text-box>
            <text:p text:style-name="P3"><text:span text:style-name="T2">Discussion Group 13, Day 2 (21/10), Klækken 2014</text:span></text:p>
            <text:p text:style-name="P3"><text:span text:style-name="T2"/></text:p>
            <text:p text:style-name="P3"><text:span text:style-name="T3">Jo Asplin (IT)</text:span></text:p>
          </draw:text-box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4">IT/development since two years ago</text:span></text:p>
                </text:list-item>
                <text:list-item>
                  <text:p><text:span text:style-name="T4">responsible for Jenkins (for CI and auto testing), and auto testing of Diana in particular</text:span></text:p>
                </text:list-item>
                <text:list-item>
                  <text:p><text:span text:style-name="T4">previously worked with QTestLib for auto testing of Qt and Qt apps</text:span></text:p>
                  <text:p><text:span text:style-name="T4"/></text:p>
                  <text:p><text:span text:style-name="T4"/></text:p>
                </text:list-item>
                <text:list-item>
                  <text:p><text:span text:style-name="T4">Why SW testing?</text:span><text:span text:style-name="T5"> To increase the quality of the SW by catching as </text:span><text:span text:style-name="T6">many</text:span><text:span text:style-name="T5"> </text:span><text:span text:style-name="T7">problems</text:span><text:span text:style-name="T5"> as </text:span><text:span text:style-name="T6">early</text:span><text:span text:style-name="T5"> as possible during the SW lifecycle. (</text:span><text:span text:style-name="T7">problem</text:span><text:span text:style-name="T5"> = correctness error or poor performance (</text:span><text:span text:style-name="T8">NOTE:</text:span><text:span text:style-name="T5"> the latter is less important, since wrong computations are worse than slow computations))</text:span></text:p>
                </text:list-item>
              </text:list>
            </draw:text-box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Manual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4.887cm" svg:height="0.962cm" svg:x="5.771cm" svg:y="7.481cm">
          <draw:text-box>
            <text:p>quick to set up - easy to perform spontaneous tests</text:p>
          </draw:text-box>
        </draw:frame>
        <draw:frame draw:style-name="gr5" draw:layer="layout" svg:width="3.669cm" svg:height="0.962cm" svg:x="5.771cm" svg:y="9.628cm">
          <draw:text-box>
            <text:p>error-prone</text:p>
          </draw:text-box>
        </draw:fram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8.688cm" svg:height="0.962cm" svg:x="5.771cm" svg:y="8.581cm">
          <draw:text-box>
            <text:p>can test anything (things that are hard to automate, in particular!)</text:p>
          </draw:text-box>
        </draw:fram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14cm" svg:height="0.962cm" svg:x="5.771cm" svg:y="10.728cm">
          <draw:text-box>
            <text:p>limited test coverage</text:p>
          </draw:text-box>
        </draw:frame>
        <draw:custom-shape draw:style-name="gr4" draw:text-style-name="P5" draw:layer="layout" svg:width="0.654cm" svg:height="0.154cm" svg:x="4.358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8.99cm" svg:height="0.962cm" svg:x="5.77cm" svg:y="11.828cm">
          <draw:text-box>
            <text:p>someone needs to spend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10">error-prone</text:span>, because we might</text:p>
              <text:list text:style-name="L4">
                <text:list-item>
                  <text:p><text:s/>forget a test</text:p>
                </text:list-item>
                <text:list-item>
                  <text:p><text:s/>misinterpret a test result</text:p>
                </text:list-item>
                <text:list-item>
                  <text:p><text:s/>not understand how to run the test</text:p>
                  <text:p/>
                </text:list-item>
              </text:list>
              <text:p><text:span text:style-name="T10">limited test coverage:</text:span></text:p>
              <text:list text:continue-numbering="true" text:style-name="L4">
                <text:list-item>
                  <text:p><text:s/>only some relevant <text:span text:style-name="T11">input</text:span> is tested</text:p>
                </text:list-item>
                <text:list-item>
                  <text:p><text:s/>only some of the possible <text:span text:style-name="T11">code paths</text:span> are executed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Automated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538cm" svg:height="0.962cm" svg:x="5.771cm" svg:y="7.481cm">
          <draw:text-box>
            <text:p>reliable</text:p>
          </draw:text-box>
        </draw:frame>
        <draw:frame draw:style-name="gr5" draw:layer="layout" svg:width="7.826cm" svg:height="0.962cm" svg:x="5.771cm" svg:y="10.728cm">
          <draw:text-box>
            <text:p>requires initial set up work</text:p>
          </draw:text-box>
        </draw:frame>
        <draw:custom-shape draw:style-name="gr4" draw:text-style-name="P5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107cm" svg:height="0.962cm" svg:x="5.771cm" svg:y="8.581cm">
          <draw:text-box>
            <text:p>better test coverage</text:p>
          </draw:text-box>
        </draw:frame>
        <draw:frame draw:style-name="gr5" draw:layer="layout" svg:width="7.212cm" svg:height="0.962cm" svg:x="5.77cm" svg:y="11.828cm">
          <draw:text-box>
            <text:p>can't automate anything</text:p>
          </draw:text-box>
        </draw:frame>
        <draw:custom-shape draw:style-name="gr3" draw:text-style-name="P5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761cm" svg:height="0.962cm" svg:x="5.771cm" svg:y="9.681cm">
          <draw:text-box>
            <text:p>quick respon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12">things that often can't be automated:</text:span></text:p>
              <text:list text:style-name="L4">
                <text:list-item>
                  <text:p><text:span text:style-name="T12"><text:s/></text:span><text:span text:style-name="T12">certain GUI interaction/behavior</text:span></text:p>
                </text:list-item>
                <text:list-item>
                  <text:p><text:span text:style-name="T12"><text:s/></text:span><text:span text:style-name="T12">certain asynchronous or time-dependent events</text:span></text:p>
                </text:list-item>
                <text:list-item>
                  <text:p><text:span text:style-name="T13"><text:s/></text:span><text:span text:style-name="T13">the user experience (look &amp; feel) itself!</text:span></text:p>
                  <text:p><text:span text:style-name="T14"/></text:p>
                </text:list-item>
              </text:list>
              <text:p><text:span text:style-name="T13">requires work to set up the first time:</text:span></text:p>
              <text:list text:continue-numbering="true" text:style-name="L4">
                <text:list-item>
                  <text:p><text:span text:style-name="T13"><text:s text:c="2"/></text:span><text:span text:style-name="T13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Testing Framework</text:span></text:p>
          </draw:text-box>
        </draw:frame>
        <draw:frame presentation:style-name="pr5" draw:layer="layout" svg:width="22.624cm" svg:height="7.946cm" svg:x="1.753cm" svg:y="7.988cm" presentation:class="outline" presentation:user-transformed="true">
          <draw:text-box>
            <text:list text:style-name="L5">
              <text:list-item>
                <text:p>API for writing tests</text:p>
              </text:list-item>
              <text:list-item>
                <text:p>output format of test results</text:p>
              </text:list-item>
              <text:list-item>
                <text:p>running tests</text:p>
              </text:list-item>
              <text:list-item>
                <text:p>presenting/analysing test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0.346cm" draw:page-number="4" presentation:class="page"/>
          <draw:frame presentation:style-name="pr6" draw:layer="layout" svg:width="17.271cm" svg:height="14.669cm" svg:x="2.159cm" svg:y="11.296cm" presentation:class="notes" presentation:user-transformed="true">
            <draw:text-box>
              <text:list text:style-name="L6">
                <text:list-header>
                  <text:p><text:span text:style-name="T15">API for writing tests:</text:span></text:p>
                </text:list-header>
              </text:list>
              <text:list text:style-name="L7">
                <text:list-item>
                  <text:p><text:span text:style-name="T4">qualify a subroutine as a test</text:span></text:p>
                </text:list-item>
                <text:list-item>
                  <text:p><text:span text:style-name="T4">define a name for the test</text:span></text:p>
                </text:list-item>
                <text:list-item>
                  <text:p><text:span text:style-name="T4">define the list of input for a test that will be invoked multiple times </text:span></text:p>
                </text:list-item>
                <text:list-item>
                  <text:p><text:span text:style-name="T4">extract input arguments</text:span></text:p>
                </text:list-item>
                <text:list-item>
                  <text:p><text:span text:style-name="T4">report main result of the test: </text:span><text:span text:style-name="T16">PASS</text:span><text:span text:style-name="T4">,</text:span><text:span text:style-name="T17"> FAIL</text:span><text:span text:style-name="T18"> for correctness testing, </text:span><text:span text:style-name="T19">TIME</text:span><text:span text:style-name="T18"> (or other quantity) for performance testing</text:span></text:p>
                </text:list-item>
                <text:list-item>
                  <text:p><text:span text:style-name="T4">report additional information: IGNORE, COMMENT, ...</text:span></text:p>
                </text:list-item>
                <text:list-item>
                  <text:p><text:span text:style-name="T4">suspend a test</text:span></text:p>
                </text:list-item>
                <text:list-item>
                  <text:p><text:span text:style-name="T4">organize tests into groups</text:span></text:p>
                  <text:p><text:span text:style-name="T4"/></text:p>
                </text:list-item>
              </text:list>
              <text:list text:style-name="L6">
                <text:list-header>
                  <text:p><text:span text:style-name="T15">output format:</text:span></text:p>
                </text:list-header>
              </text:list>
              <text:list text:style-name="L3">
                <text:list-item>
                  <text:p><text:span text:style-name="T4">TAP, XML ...</text:span></text:p>
                </text:list-item>
                <text:list-item>
                  <text:p><text:span text:style-name="T4">depends on need</text:span></text:p>
                </text:list-item>
                <text:list-item>
                  <text:p><text:span text:style-name="T4">allows for presenting test results in another tool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5">running tests:</text:span></text:p>
                </text:list-header>
              </text:list>
              <text:list text:style-name="L9">
                <text:list-item>
                  <text:p><text:span text:style-name="T4">where are test programs (executables or scripts) located?</text:span></text:p>
                </text:list-item>
                <text:list-item>
                  <text:p><text:span text:style-name="T4">should we run all test programs or only a subset?</text:span></text:p>
                </text:list-item>
                <text:list-item>
                  <text:p><text:span text:style-name="T4">should we run a test for all available input or only a subset?</text:span></text:p>
                </text:list-item>
                <text:list-item>
                  <text:p><text:span text:style-name="T4">should we run test programs and/or tests in random order?</text:span></text:p>
                  <text:p><text:span text:style-name="T4"/></text:p>
                </text:list-item>
              </text:list>
              <text:list text:style-name="L8">
                <text:list-header>
                  <text:p><text:span text:style-name="T15">presenting/analyzing test results:</text:span></text:p>
                </text:list-header>
              </text:list>
              <text:list text:style-name="L9">
                <text:list-item>
                  <text:p><text:span text:style-name="T4">locate </text:span><text:span text:style-name="T20">regressions</text:span><text:span text:style-name="T4"> (tests that start to fail or perform worse)</text:span></text:p>
                </text:list-item>
                <text:list-item>
                  <text:p><text:span text:style-name="T4">locate </text:span><text:span text:style-name="T20">instabilities</text:span><text:span text:style-name="T4"> (tests that fail or perform randomly)</text:span>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Continuous Integration</text:span></text:p>
          </draw:text-box>
        </draw:frame>
        <draw:frame presentation:style-name="pr5" draw:layer="layout" svg:width="22.624cm" svg:height="7.946cm" svg:x="1.753cm" svg:y="6.588cm" presentation:class="outline" presentation:user-transformed="true">
          <draw:text-box>
            <text:list text:style-name="L10">
              <text:list-header>
                <text:p><text:span text:style-name="T21">At every SW change or at regular intervals:</text:span></text:p>
              </text:list-header>
            </text:list>
            <text:list text:style-name="L11">
              <text:list-item>
                <text:p><text:span text:style-name="T21">check out latest version</text:span></text:p>
              </text:list-item>
              <text:list-item>
                <text:p><text:span text:style-name="T21">(build and) install ................... </text:span><text:span text:style-name="T22">report any errors</text:span></text:p>
              </text:list-item>
              <text:list-item>
                <text:p><text:span text:style-name="T21">run tests ................................ </text:span><text:span text:style-name="T22">report any errors</text:span></text:p>
              </text:list-item>
            </text:list>
          </draw:text-box>
        </draw:frame>
        <draw:frame presentation:style-name="pr7" draw:layer="layout" svg:width="26.742cm" svg:height="2.934cm" svg:x="0.564cm" svg:y="14.834cm">
          <draw:text-box>
            <text:p><text:span text:style-name="T23">Idea:</text:span><text:span text:style-name="T24"> As long as the CI system is happy, we may happily develop away!</text:span><text:span text:style-name="T21"> </text:span><text:span text:style-name="T25">♫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Jenkins</text:span></text:p>
          </draw:text-box>
        </draw:frame>
        <draw:frame presentation:style-name="pr5" draw:layer="layout" svg:width="22.624cm" svg:height="14.178cm" svg:x="1.753cm" svg:y="4.343cm" presentation:class="outline" presentation:user-transformed="true">
          <draw:text-box>
            <text:list text:style-name="L5">
              <text:list-item>
                <text:p><text:span text:style-name="T26">Open source, beb-based CI tool written in Java</text:span><text:span text:style-name="T27"> </text:span><text:span text:style-name="T28">(official MET instance: ci.met.no)</text:span></text:p>
              </text:list-item>
              <text:list-item>
                <text:p><text:span text:style-name="T26">Based on </text:span><text:span text:style-name="T29">jobs</text:span></text:p>
              </text:list-item>
              <text:list-item>
                <text:p><text:span text:style-name="T26">A job ...</text:span></text:p>
                <text:list>
                  <text:list-item>
                    <text:p><text:span text:style-name="T12">executes any script (using any interpreter, default is $SHELL)</text:span></text:p>
                  </text:list-item>
                  <text:list-item>
                    <text:p><text:span text:style-name="T12">fails iff the script exits with a non-zero code</text:span></text:p>
                  </text:list-item>
                  <text:list-item>
                    <text:p><text:span text:style-name="T12">executes on a master or slave </text:span><text:span text:style-name="T30">node</text:span><text:span text:style-name="T12"> (possibly remotely over ssh etc.)</text:span></text:p>
                  </text:list-item>
                  <text:list-item>
                    <text:p><text:span text:style-name="T12">may check out source code from a repository (git, svn, etc.)</text:span></text:p>
                  </text:list-item>
                  <text:list-item>
                    <text:p><text:span text:style-name="T12">triggers in different ways (upon source change, periodically, after another job finishes, etc.)</text:span></text:p>
                  </text:list-item>
                  <text:list-item>
                    <text:p><text:span text:style-name="T12">may define one or more jobs to trigger upon completion </text:span></text:p>
                  </text:list-item>
                  <text:list-item>
                    <text:p><text:span text:style-name="T12">may acquire locks to prevent concurrent execution</text:span></text:p>
                  </text:list-item>
                  <text:list-item>
                    <text:p><text:span text:style-name="T12">may write results as static HTML served by Jenkins itself</text:span></text:p>
                  </text:list-item>
                </text:list>
              </text:list-item>
              <text:list-item>
                <text:p><text:span text:style-name="T26">Jenkins may be extended/modified through </text:span><text:span text:style-name="T31">tons of plugi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9">Jenkin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p/>
          </draw:text-box>
        </draw:frame>
        <draw:frame draw:style-name="gr5" draw:text-style-name="P8" draw:layer="layout" svg:width="13.668cm" svg:height="4.882cm" svg:x="7.59cm" svg:y="7.937cm">
          <draw:text-box>
            <text:p><text:span text:style-name="T32">DEMO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5" draw:text-style-name="P9" draw:layer="layout" svg:width="18.092cm" svg:height="2.143cm" svg:x="5.252cm" svg:y="7.577cm">
          <draw:text-box>
            <text:p><text:span text:style-name="T33">OMIT BELOW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presentation:style-name="pr1" draw:text-style-name="P4" draw:layer="layout" svg:width="22.58cm" svg:height="1.753cm" svg:x="2.711cm" svg:y="1.555cm" presentation:class="title" presentation:user-transformed="true">
          <draw:text-box>
            <text:p><text:span text:style-name="T9">Levels of testing</text:span></text:p>
          </draw:text-box>
        </draw:frame>
        <draw:custom-shape draw:style-name="gr6" draw:text-style-name="P5" draw:layer="layout" svg:width="6.477cm" svg:height="7.552cm" svg:x="19.651cm" svg:y="7.94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37cm" svg:height="2.315cm" svg:x="12.406cm" svg:y="12.819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678cm" svg:height="3.555cm" svg:x="10.748cm" svg:y="8.382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719cm" svg:height="0.719cm" svg:x="1.42cm" svg:y="10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5.745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062cm" svg:y="13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257cm" svg:y="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0.719cm" svg:height="0.719cm" svg:x="11.018cm" svg:y="10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0.719cm" svg:height="0.719cm" svg:x="15.343cm" svg:y="10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0.719cm" svg:height="0.719cm" svg:x="12.66cm" svg:y="1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" draw:id="id2" draw:layer="layout" svg:width="0.719cm" svg:height="0.719cm" svg:x="12.855cm" svg:y="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1.632cm" svg:y1="10.28cm" svg:x2="12.96cm" svg:y2="9.267cm" draw:start-shape="id1" draw:start-glue-point="11" draw:end-shape="id2" draw:end-glue-point="7" svg:d="m11632 10280 1328-1013" svg:viewBox="0 0 1329 1014">
          <text:p/>
        </draw:connector>
        <draw:connector draw:style-name="gr9" draw:text-style-name="P5" draw:layer="layout" draw:type="line" svg:x1="13.469cm" svg:y1="9.267cm" svg:x2="15.448cm" svg:y2="11.099cm" draw:start-shape="id2" draw:start-glue-point="9" draw:end-shape="id3" draw:end-glue-point="5" svg:d="m13469 9267 1979 1832" svg:viewBox="0 0 1980 1833">
          <text:p/>
        </draw:connector>
        <draw:custom-shape draw:style-name="gr7" draw:text-style-name="P5" draw:layer="layout" svg:width="0.719cm" svg:height="0.719cm" svg:x="4.161cm" svg:y="1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" draw:id="id5" draw:layer="layout" svg:width="0.719cm" svg:height="0.719cm" svg:x="13.759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3.274cm" svg:y1="13.651cm" svg:x2="13.864cm" svg:y2="14.24cm" draw:start-shape="id4" draw:start-glue-point="9" draw:end-shape="id5" draw:end-glue-point="5" svg:d="m13274 13651 590 589" svg:viewBox="0 0 591 590">
          <text:p/>
        </draw:connector>
        <draw:custom-shape draw:style-name="gr8" draw:text-style-name="P5" xml:id="id12" draw:id="id12" draw:layer="layout" svg:width="2.37cm" svg:height="2.315cm" svg:x="21.705cm" svg:y="12.817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1" draw:id="id11" draw:layer="layout" svg:width="5.678cm" svg:height="3.555cm" svg:x="20.047cm" svg:y="8.38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0.719cm" svg:height="0.719cm" svg:x="20.317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719cm" svg:height="0.719cm" svg:x="24.642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0.719cm" svg:height="0.719cm" svg:x="21.959cm" svg:y="1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0.719cm" svg:height="0.719cm" svg:x="22.154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0.931cm" svg:y1="10.278cm" svg:x2="22.259cm" svg:y2="9.265cm" draw:start-shape="id6" draw:start-glue-point="11" draw:end-shape="id7" draw:end-glue-point="7" svg:d="m20931 10278 1328-1013" svg:viewBox="0 0 1329 1014">
          <text:p/>
        </draw:connector>
        <draw:connector draw:style-name="gr9" draw:text-style-name="P5" draw:layer="layout" draw:type="line" svg:x1="22.768cm" svg:y1="9.265cm" svg:x2="24.747cm" svg:y2="11.097cm" draw:start-shape="id7" draw:start-glue-point="9" draw:end-shape="id8" draw:end-glue-point="5" svg:d="m22768 9265 1979 1832" svg:viewBox="0 0 1980 1833">
          <text:p/>
        </draw:connector>
        <draw:custom-shape draw:style-name="gr8" draw:text-style-name="P5" xml:id="id10" draw:id="id10" draw:layer="layout" svg:width="0.719cm" svg:height="0.719cm" svg:x="23.058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2.573cm" svg:y1="13.649cm" svg:x2="23.163cm" svg:y2="14.238cm" draw:start-shape="id9" draw:start-glue-point="9" draw:end-shape="id10" draw:end-glue-point="5" svg:d="m22573 13649 590 589" svg:viewBox="0 0 591 590">
          <text:p/>
        </draw:connector>
        <draw:connector draw:style-name="gr9" draw:text-style-name="P5" draw:layer="layout" draw:type="line" svg:x1="22.886cm" svg:y1="11.935cm" svg:x2="22.89cm" svg:y2="12.817cm" draw:start-shape="id11" draw:start-glue-point="2" draw:end-shape="id12" draw:end-glue-point="0" svg:d="m22886 11935 4 882" svg:viewBox="0 0 5 883">
          <text:p/>
        </draw:connector>
        <draw:frame draw:style-name="gr5" draw:text-style-name="P10" draw:layer="layout" svg:width="3.999cm" svg:height="0.962cm" svg:x="2.121cm" svg:y="6.841cm">
          <draw:text-box>
            <text:p><text:span text:style-name="T34">Unit testing</text:span></text:p>
          </draw:text-box>
        </draw:frame>
        <draw:frame draw:style-name="gr5" draw:text-style-name="P10" draw:layer="layout" svg:width="6.048cm" svg:height="0.962cm" svg:x="10.822cm" svg:y="6.841cm">
          <draw:text-box>
            <text:p><text:span text:style-name="T34">Integration testing</text:span></text:p>
          </draw:text-box>
        </draw:frame>
        <draw:frame draw:style-name="gr5" draw:text-style-name="P10" draw:layer="layout" svg:width="5.015cm" svg:height="0.962cm" svg:x="20.122cm" svg:y="6.841cm">
          <draw:text-box>
            <text:p><text:span text:style-name="T34">System testing</text:span></text:p>
          </draw:text-box>
        </draw:frame>
        <draw:frame draw:style-name="gr5" draw:text-style-name="P11" draw:layer="layout" svg:width="7.659cm" svg:height="1.505cm" svg:x="1.571cm" svg:y="16.141cm">
          <draw:text-box>
            <text:list text:style-name="L12">
              <text:list-item>
                <text:p><text:span text:style-name="T35">basic components</text:span></text:p>
                <text:p><text:span text:style-name="T35">(classes, subroutines etc.)</text:span></text:p>
              </text:list-item>
            </text:list>
          </draw:text-box>
        </draw:frame>
        <draw:frame draw:style-name="gr5" draw:text-style-name="P11" draw:layer="layout" svg:width="6.275cm" svg:height="1.505cm" svg:x="10.572cm" svg:y="16.142cm">
          <draw:text-box>
            <text:list text:style-name="L12">
              <text:list-item>
                <text:p><text:span text:style-name="T35">components working</text:span></text:p>
                <text:p><text:span text:style-name="T35">in conjunction</text:span></text:p>
              </text:list-item>
            </text:list>
          </draw:text-box>
        </draw:frame>
        <draw:frame draw:style-name="gr5" draw:text-style-name="P11" draw:layer="layout" svg:width="7.719cm" svg:height="1.505cm" svg:x="19.573cm" svg:y="16.143cm">
          <draw:text-box>
            <text:list text:style-name="L12">
              <text:list-item>
                <text:p><text:span text:style-name="T35">final application, possibly</text:span></text:p>
                <text:p><text:span text:style-name="T35">deployed on target sys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10">may skip this slide</text:span> - not really important, since the meaning of these concepts depends on the project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7.035cm" svg:height="2.555cm" svg:x="20.944cm" svg:y="18.449cm">
        <draw:image xlink:href="Pictures/100002010000017900000089C17B32B0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7T13:18:42</meta:creation-date>
    <meta:generator>LibreOffice/3.5$Linux_X86_64 LibreOffice_project/350m1$Build-2</meta:generator>
    <dc:date>2014-10-19T11:02:04</dc:date>
    <dc:creator>Jo Asplin</dc:creator>
    <meta:editing-duration>PT6H23M5S</meta:editing-duration>
    <meta:editing-cycles>126</meta:editing-cycles>
    <meta:printed-by>Jo Asplin</meta:printed-by>
    <meta:print-date>2014-10-19T10:58:52</meta:print-date>
    <meta:document-statistic meta:object-count="107"/>
  </office:meta>
</office:document-meta>
</file>